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c617" officeooo:paragraph-rsid="0004c617"/>
    </style:style>
    <style:style style:name="P2" style:family="paragraph" style:parent-style-name="Standard">
      <style:text-properties officeooo:paragraph-rsid="0004c617"/>
    </style:style>
    <style:style style:name="P3" style:family="paragraph" style:parent-style-name="Preformatted_20_Text">
      <style:text-properties fo:font-weight="bold" officeooo:rsid="0004c617" officeooo:paragraph-rsid="0004c617" style:font-weight-asian="bold" style:font-weight-complex="bold"/>
    </style:style>
    <style:style style:name="P4" style:family="paragraph" style:parent-style-name="Preformatted_20_Text">
      <style:text-properties fo:font-style="italic" fo:font-weight="normal" officeooo:rsid="0004c617" officeooo:paragraph-rsid="0004c617" style:font-style-asian="italic" style:font-weight-asian="normal" style:font-style-complex="italic" style:font-weight-complex="normal"/>
    </style:style>
    <style:style style:name="P5" style:family="paragraph" style:parent-style-name="Preformatted_20_Text">
      <style:text-properties officeooo:paragraph-rsid="0004c617"/>
    </style:style>
    <style:style style:name="P6" style:family="paragraph" style:parent-style-name="Preformatted_20_Text">
      <style:text-properties officeooo:rsid="0004c617" officeooo:paragraph-rsid="0004c617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04c617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rsid="0004c617" officeooo:paragraph-rsid="0004c6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4c617" style:font-style-asian="italic" style:font-weight-asian="bold" style:font-style-complex="italic" style:font-weight-complex="bold"/>
    </style:style>
    <style:style style:name="T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tyle-complex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art codon: ATG</text:p>
      <text:p text:style-name="P4">stop codon TAA UAG</text:p>
      <text:p text:style-name="P3"/>
      <text:p text:style-name="Preformatted_20_Text"/>
      <text:p text:style-name="P5"><text:bookmark text:name="gi_8393582_1"/></text:p>
      <text:p text:style-name="P2"><text:span text:style-name="T6">CGCAA</text:span><text:span text:style-name="T5">GAATTC</text:span></text:p>
      <text:p text:style-name="P5"/>
      <text:p text:style-name="P6">ATGAACCCCTAGTCTCTCCACACTTCAT [Tm ~60]</text:p>
      <text:p text:style-name="P5"><text:span text:style-name="T3">ATG</text:span>AACCCCTAGTCTCTCCACACTTCATCTGCTACAACTTCCGGCTTAGACATGGAAATTCT</text:p>
      <text:p text:style-name="Preformatted_20_Text"><text:bookmark text:name="gi_8393582_71"/>TTGTGAAGACAATATCTCTCTGAGCTCAATTCCAAACTCCTTAATGCAATTAGGTGATGGCCCGAGGCTC</text:p>
      <text:p text:style-name="Preformatted_20_Text"><text:bookmark text:name="gi_8393582_141"/>TACCATAATGACTTCAACTCCAGAGATGCTAACACTTCGGAAGCATCGAACTGGACAATTGATGCTGAAA</text:p>
      <text:p text:style-name="Preformatted_20_Text"><text:bookmark text:name="gi_8393582_211"/>ACAGAACCAACCTCTCCTGTGAAGGGTACCTCCCACCGACATGCCTCTCCATTCTTCATCTCCAGGAAAA</text:p>
      <text:p text:style-name="Preformatted_20_Text"><text:bookmark text:name="gi_8393582_281"/>AAACTGGTCTGCTTTATTGACAACTGTCGTGATTATTCTCACCATTGCTGGAAATATACTGGTCATCATG</text:p>
      <text:p text:style-name="Preformatted_20_Text"><text:bookmark text:name="gi_8393582_351"/>GCAGTGTCCCTAGAAAAAAAGCTGCAGAATGCCACCAACTATTTCCTGATGTCACTTGCCATAGCTGATA</text:p>
      <text:p text:style-name="Preformatted_20_Text"><text:bookmark text:name="gi_8393582_421"/>TGCTGCTGGGTTTCCTTGTCAT<text:tab/>GCCTGTGTCCATGTTAACCATCCTGTATGGGTACCGGTGGCCTTTGCC</text:p>
      <text:p text:style-name="Preformatted_20_Text"><text:bookmark text:name="gi_8393582_491"/>TAGCAAGCTCTGTGCGATCTGGATTTACCTGGATGTGCTCTTTTCTACGGCATCCATCATGCACCTCTGC</text:p>
      <text:p text:style-name="Preformatted_20_Text"><text:bookmark text:name="gi_8393582_561"/>GCCATCTCCCTGGACCGCTATGTCGCCATCCAGAACCCCATTCACCACAGCCGCTTCAACTCCAGAACCA</text:p>
      <text:p text:style-name="Preformatted_20_Text"><text:bookmark text:name="gi_8393582_631"/>AAGCCTTCCTGAAAATCATTGCCGTGTGGACCATATCTGTAGGTATATCCATGCCAATCCCAGTCTTTGG</text:p>
      <text:p text:style-name="Preformatted_20_Text"><text:bookmark text:name="gi_8393582_701"/>ACTACAGGATGATTCGAAGGTCTTTAAGGAGGGGAGCTGCCTGCTTGCCGATGACAACTTTGTTCTCATA</text:p>
      <text:p text:style-name="Preformatted_20_Text"><text:bookmark text:name="gi_8393582_771"/>GGCTCTTTTGTGGCATTTTTCATCCCCCTAACCATCATGGTGATCACCTACTTCCTGACTATCAAGTCAC</text:p>
      <text:p text:style-name="Preformatted_20_Text"><text:bookmark text:name="gi_8393582_841"/>TTCAGAAAGAAGCCACCTTGTGTGTGAGTGACCTCAGCACTCGAGCCAAACTAGCCTCCTTCAGCTTCCT</text:p>
      <text:p text:style-name="Preformatted_20_Text"><text:bookmark text:name="gi_8393582_911"/>CCCTCAGAGTTCTCTGTCATCAGAAAAGCTCTTCCAACGGTCCATCCACAGAGAGCCAGGCTCCTACGCA</text:p>
      <text:p text:style-name="Preformatted_20_Text"><text:bookmark text:name="gi_8393582_981"/>GGCCGAAGGACGATGCAGTCCATCAGCAATGAGCAAAAGGCGTGCAAGGTGCTGGGCATCGTGTTCTTCC</text:p>
      <text:p text:style-name="Preformatted_20_Text"><text:bookmark text:name="gi_8393582_1051"/>TGTTTGTTGTAATGTGGTGCCCATTCTTCATCACCAATATCATGGCCGTCATCTGCAAAGAATCCTGCAA</text:p>
      <text:p text:style-name="Preformatted_20_Text"><text:bookmark text:name="gi_8393582_1121"/>TGAAAATGTCATCGGAGCCCTGCTCAATGTGTTTGTCTGGATTGGTTATCTCTCCTCAGCTGTCAATCCA</text:p>
      <text:p text:style-name="Preformatted_20_Text"><text:bookmark text:name="gi_8393582_1191"/>CTGGTATATACGTTGTTCAATAAAACTTATAGGTCCGCCTTCTCAAGGTACATTCAGTGTCAGTACAAGG</text:p>
      <text:p text:style-name="Preformatted_20_Text"><text:bookmark text:name="gi_8393582_1261"/>AAAACAGAAAGCCACTGCAGTTAATTTTAGTGAACACTATACCAGCATTGGCCTACAAGTCTAGTCAGCT</text:p>
      <text:p text:style-name="Preformatted_20_Text"><text:bookmark text:name="gi_8393582_1331"/>CCAGGTGGGACAGAAAAAGAACTCACAGGAAGATGCTGAGCAGACAGTTGATGACTGCTCCATGGTTACA</text:p>
      <text:p text:style-name="Preformatted_20_Text"><text:bookmark text:name="gi_8393582_1401"/>CTGGGGAAACAACAGTCGGAAGAGAATTGTACAGACAATATTGAAACCGTGAATGAAAAGGTTAGCTGTG</text:p>
      <text:p text:style-name="Preformatted_20_Text"><text:bookmark text:name="gi_8393582_1471"/>TGTGATGAACTGGATGCTATGGCAATTGCCCAGGGCATGTGAACAAGGTTATACCCATGTGTGTGGGGCG</text:p>
      <text:p text:style-name="P7"><text:bookmark text:name="gi_8393582_1541"/>GGGATAAGGAGGCTGCAACAAAT</text:p>
      <text:p text:style-name="P8">CGGGGATAAGGAGGCTGCAACAAAT** [Tm ~60]</text:p>
      <text:p text:style-name="P7"/>
      <text:p text:style-name="P7"/>
      <text:p text:style-name="P7"><text:span text:style-name="T3">**</text:span><text:span text:style-name="T4">maintaining reading frame with GFP?</text:span></text:p>
      <text:p text:style-name="P1">HA motherfucker isn't cut by ecor1 hurrayyyyyy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4-12-30T23:23:14.109446771</meta:creation-date>
    <dc:date>2014-12-31T00:32:07.348571612</dc:date>
    <dc:creator>Kathleen Leeper</dc:creator>
    <meta:editing-duration>PT24M7S</meta:editing-duration>
    <meta:editing-cycles>1</meta:editing-cycles>
    <meta:document-statistic meta:table-count="0" meta:image-count="0" meta:object-count="0" meta:page-count="1" meta:paragraph-count="30" meta:word-count="50" meta:character-count="1758" meta:non-whitespace-character-count="1738"/>
    <meta:generator>LibreOffice/4.2.8.2$Linux_X86_64 LibreOffice_project/420$Build-2</meta:generator>
  </office:meta>
</office:document-meta>
</file>